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cm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8.5cm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cm" fo:min-width="4.25cm"/>
    </style:style>
    <style:style style:name="gr8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4cm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2.5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4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2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9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8cm" fo:min-width="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5cm" fo:min-width="2.6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82cm" fo:min-width="0.055cm"/>
    </style:style>
    <style:style style:name="gr25" style:family="graphic" style:parent-style-name="standard">
      <style:graphic-properties draw:textarea-horizontal-align="justify" draw:textarea-vertical-align="middle" draw:auto-grow-height="false" fo:min-height="0.282cm" fo:min-width="0.0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25cm" fo:min-width="3.75cm"/>
    </style:style>
    <style:style style:name="gr2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25cm" fo:min-width="5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custom-shape draw:style-name="gr5" draw:text-style-name="P2" draw:layer="layout" svg:width="19cm" svg:height="7cm" svg:x="1cm" svg:y="3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4.5cm" svg:x2="18.75cm" svg:y2="9.5cm">
          <text:p/>
        </draw:line>
        <draw:line draw:style-name="gr1" draw:text-style-name="P1" draw:layer="layout" svg:x1="3cm" svg:y1="9.5cm" svg:x2="18.5cm" svg:y2="4.5cm">
          <text:p/>
        </draw:line>
        <draw:line draw:style-name="gr1" draw:text-style-name="P1" draw:layer="layout" svg:x1="19cm" svg:y1="6.5cm" svg:x2="19.5cm" svg:y2="6.75cm">
          <text:p/>
        </draw:line>
        <draw:line draw:style-name="gr1" draw:text-style-name="P1" draw:layer="layout" svg:x1="19.5cm" svg:y1="6.75cm" svg:x2="19.112cm" svg:y2="7.152cm">
          <text:p/>
        </draw:line>
        <draw:line draw:style-name="gr1" draw:text-style-name="P1" draw:layer="layout" svg:x1="19cm" svg:y1="6.501cm" svg:x2="19.5cm" svg:y2="6.751cm">
          <text:p/>
        </draw:line>
        <draw:line draw:style-name="gr1" draw:text-style-name="P1" draw:layer="layout" svg:x1="19.5cm" svg:y1="6.751cm" svg:x2="19.112cm" svg:y2="7.153cm">
          <text:p/>
        </draw:line>
        <draw:line draw:style-name="gr1" draw:text-style-name="P1" draw:layer="layout" svg:x1="19cm" svg:y1="6.5cm" svg:x2="19.5cm" svg:y2="6.75cm">
          <text:p/>
        </draw:line>
        <draw:line draw:style-name="gr1" draw:text-style-name="P1" draw:layer="layout" svg:x1="19.5cm" svg:y1="6.75cm" svg:x2="19.112cm" svg:y2="7.152cm">
          <text:p/>
        </draw:line>
        <draw:line draw:style-name="gr1" draw:text-style-name="P1" draw:layer="layout" svg:x1="19cm" svg:y1="6.501cm" svg:x2="19.5cm" svg:y2="6.751cm">
          <text:p/>
        </draw:line>
        <draw:line draw:style-name="gr1" draw:text-style-name="P1" draw:layer="layout" svg:x1="19.5cm" svg:y1="6.751cm" svg:x2="19.112cm" svg:y2="7.153cm">
          <text:p/>
        </draw:line>
        <draw:line draw:style-name="gr1" draw:text-style-name="P1" draw:layer="layout" svg:x1="1.5cm" svg:y1="6.75cm" svg:x2="2cm" svg:y2="7cm">
          <text:p/>
        </draw:line>
        <draw:line draw:style-name="gr1" draw:text-style-name="P1" draw:layer="layout" svg:x1="1.888cm" svg:y1="6.347cm" svg:x2="1.5cm" svg:y2="6.749cm">
          <text:p/>
        </draw:line>
        <draw:frame draw:style-name="gr4" draw:text-style-name="P3" draw:layer="layout" svg:width="7.25cm" svg:height="0.75cm" svg:x="7.75cm" svg:y="9.75cm">
          <draw:text-box>
            <text:p>Carrossel: lançamentos e promoções</text:p>
          </draw:text-box>
        </draw:fram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custom-shape draw:style-name="gr7" draw:text-style-name="P2" draw:layer="layout" svg:width="4.75cm" svg:height="4.25cm" svg:x="1.75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8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4.25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.7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8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4.25cm" svg:y="17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5cm" svg:y1="12.5cm" svg:x2="6.25cm" svg:y2="15.75cm">
          <text:p/>
        </draw:line>
        <draw:line draw:style-name="gr1" draw:text-style-name="P1" draw:layer="layout" svg:x1="2.25cm" svg:y1="18.5cm" svg:x2="6.25cm" svg:y2="21.75cm">
          <text:p/>
        </draw:line>
        <draw:line draw:style-name="gr1" draw:text-style-name="P1" draw:layer="layout" svg:x1="8.5cm" svg:y1="18.25cm" svg:x2="12.5cm" svg:y2="21.5cm">
          <text:p/>
        </draw:line>
        <draw:line draw:style-name="gr1" draw:text-style-name="P1" draw:layer="layout" svg:x1="14.5cm" svg:y1="18.25cm" svg:x2="18.5cm" svg:y2="21.5cm">
          <text:p/>
        </draw:line>
        <draw:line draw:style-name="gr1" draw:text-style-name="P1" draw:layer="layout" svg:x1="8.25cm" svg:y1="12.5cm" svg:x2="12.25cm" svg:y2="15.75cm">
          <text:p/>
        </draw:line>
        <draw:line draw:style-name="gr1" draw:text-style-name="P1" draw:layer="layout" svg:x1="14.75cm" svg:y1="12.5cm" svg:x2="18.75cm" svg:y2="15.75cm">
          <text:p/>
        </draw:line>
        <draw:line draw:style-name="gr1" draw:text-style-name="P1" draw:layer="layout" svg:x1="2.25cm" svg:y1="15.75cm" svg:x2="6cm" svg:y2="12.5cm">
          <text:p/>
        </draw:line>
        <draw:line draw:style-name="gr1" draw:text-style-name="P1" draw:layer="layout" svg:x1="2.25cm" svg:y1="21.5cm" svg:x2="6cm" svg:y2="18.25cm">
          <text:p/>
        </draw:line>
        <draw:line draw:style-name="gr1" draw:text-style-name="P1" draw:layer="layout" svg:x1="8.5cm" svg:y1="15.75cm" svg:x2="12.25cm" svg:y2="12.5cm">
          <text:p/>
        </draw:line>
        <draw:line draw:style-name="gr1" draw:text-style-name="P4" draw:layer="layout" svg:x1="14.75cm" svg:y1="15.75cm" svg:x2="18.5cm" svg:y2="12.5cm">
          <text:p/>
        </draw:line>
        <draw:frame draw:style-name="gr4" draw:text-style-name="P3" draw:layer="layout" svg:width="2.75cm" svg:height="0.75cm" svg:x="9cm" svg:y="11cm">
          <draw:text-box>
            <text:p>Moda Masculina</text:p>
          </draw:text-box>
        </draw:frame>
        <draw:frame draw:style-name="gr6" draw:text-style-name="P3" draw:layer="layout" svg:width="2cm" svg:height="0.569cm" svg:x="3.25cm" svg:y="15.5cm">
          <draw:text-box>
            <text:p>Camisas</text:p>
          </draw:text-box>
        </draw:frame>
        <draw:frame draw:style-name="gr8" draw:text-style-name="P3" draw:layer="layout" svg:width="2cm" svg:height="0.819cm" svg:x="9.5cm" svg:y="15.5cm">
          <draw:text-box>
            <text:p>Calças</text:p>
          </draw:text-box>
        </draw:frame>
        <draw:frame draw:style-name="gr6" draw:text-style-name="P3" draw:layer="layout" svg:width="2.25cm" svg:height="0.569cm" svg:x="16cm" svg:y="15.5cm">
          <draw:text-box>
            <text:p>Destaques</text:p>
          </draw:text-box>
        </draw:frame>
        <draw:frame draw:style-name="gr6" draw:text-style-name="P3" draw:layer="layout" svg:width="2.25cm" svg:height="0.569cm" svg:x="15.5cm" svg:y="21.181cm">
          <draw:text-box>
            <text:p>Destaques</text:p>
          </draw:text-box>
        </draw:frame>
        <draw:line draw:style-name="gr1" draw:text-style-name="P4" draw:layer="layout" svg:x1="8.5cm" svg:y1="21.5cm" svg:x2="12.25cm" svg:y2="18.25cm">
          <text:p/>
        </draw:line>
        <draw:line draw:style-name="gr1" draw:text-style-name="P4" draw:layer="layout" svg:x1="14.75cm" svg:y1="21.5cm" svg:x2="18.5cm" svg:y2="18.25cm">
          <text:p/>
        </draw:line>
        <draw:frame draw:style-name="gr4" draw:text-style-name="P3" draw:layer="layout" svg:width="2.75cm" svg:height="0.75cm" svg:x="9cm" svg:y="16.75cm">
          <draw:text-box>
            <text:p>Moda Feminina</text:p>
          </draw:text-box>
        </draw:frame>
        <draw:frame draw:style-name="gr6" draw:text-style-name="P3" draw:layer="layout" svg:width="2cm" svg:height="0.569cm" svg:x="3.25cm" svg:y="21.25cm">
          <draw:text-box>
            <text:p>Blusas</text:p>
          </draw:text-box>
        </draw:frame>
        <draw:frame draw:style-name="gr6" draw:text-style-name="P3" draw:layer="layout" svg:width="2cm" svg:height="0.569cm" svg:x="9.5cm" svg:y="21.25cm">
          <draw:text-box>
            <text:p>Calças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9" draw:text-style-name="P3" draw:layer="layout" svg:width="2.25cm" svg:height="0.887cm" svg:x="16cm" svg:y="26.5cm">
          <draw:text-box>
            <text:p>Mapa do site</text:p>
          </draw:text-box>
        </draw:frame>
        <draw:frame draw:style-name="gr6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6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0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</draw:page>
      <draw:page draw:name="page2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line draw:style-name="gr1" draw:text-style-name="P1" draw:layer="layout" svg:x1="3.25cm" svg:y1="8.75cm" svg:x2="3cm" svg:y2="9.153cm">
          <text:p/>
        </draw:lin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3cm" svg:y1="6cm" svg:x2="7cm" svg:y2="11.25cm">
          <text:p/>
        </draw:line>
        <draw:line draw:style-name="gr1" draw:text-style-name="P1" draw:layer="layout" svg:x1="3cm" svg:y1="11.25cm" svg:x2="7cm" svg:y2="6cm">
          <text:p/>
        </draw:line>
        <draw:frame draw:style-name="gr4" draw:text-style-name="P3" draw:layer="layout" svg:width="2.75cm" svg:height="0.75cm" svg:x="8.5cm" svg:y="2.75cm">
          <draw:text-box>
            <text:p>Moda Masculina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9" draw:text-style-name="P3" draw:layer="layout" svg:width="2.25cm" svg:height="0.887cm" svg:x="16cm" svg:y="26.5cm">
          <draw:text-box>
            <text:p>Mapa do site</text:p>
          </draw:text-box>
        </draw:frame>
        <draw:frame draw:style-name="gr6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6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0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custom-shape draw:style-name="gr11" draw:text-style-name="P2" draw:layer="layout" svg:width="4.5cm" svg:height="6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0.7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5cm" svg:height="0.75cm" svg:x="10.75cm" svg:y="4.2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247cm" svg:height="0.569cm" draw:transform="rotate (0.00942477796076938) translate (7.498cm 4.262cm)">
          <draw:text-box>
            <text:p>Filtrar</text:p>
          </draw:text-box>
        </draw:frame>
        <draw:frame draw:style-name="gr6" draw:text-style-name="P3" draw:layer="layout" svg:width="1.75cm" svg:height="0.569cm" svg:x="11cm" svg:y="4.25cm">
          <draw:text-box>
            <text:p>Ordenar</text:p>
          </draw:text-box>
        </draw:frame>
        <draw:line draw:style-name="gr1" draw:text-style-name="P1" draw:layer="layout" svg:x1="3cm" svg:y1="9.097cm" svg:x2="3.251cm" svg:y2="9.499cm">
          <text:p/>
        </draw:line>
        <draw:line draw:style-name="gr1" draw:text-style-name="P1" draw:layer="layout" svg:x1="7cm" svg:y1="9cm" svg:x2="6.75cm" svg:y2="9.403cm">
          <text:p/>
        </draw:line>
        <draw:line draw:style-name="gr1" draw:text-style-name="P1" draw:layer="layout" svg:x1="6.75cm" svg:y1="8.597cm" svg:x2="7.001cm" svg:y2="8.999cm">
          <text:p/>
        </draw:line>
        <draw:frame draw:style-name="gr15" draw:text-style-name="P3" draw:layer="layout" svg:width="1.493cm" svg:height="0.887cm" svg:x="2.507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5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2.75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3.5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93cm" svg:y1="8.75cm" svg:x2="14.243cm" svg:y2="9.153cm">
          <text:p/>
        </draw:line>
        <draw:line draw:style-name="gr1" draw:text-style-name="P1" draw:layer="layout" svg:x1="14.243cm" svg:y1="6cm" svg:x2="18.243cm" svg:y2="11.25cm">
          <text:p/>
        </draw:line>
        <draw:line draw:style-name="gr1" draw:text-style-name="P1" draw:layer="layout" svg:x1="14.243cm" svg:y1="11.25cm" svg:x2="18.243cm" svg:y2="6cm">
          <text:p/>
        </draw:line>
        <draw:custom-shape draw:style-name="gr11" draw:text-style-name="P2" draw:layer="layout" svg:width="4.5cm" svg:height="6cm" svg:x="13.993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43cm" svg:y1="9.097cm" svg:x2="14.494cm" svg:y2="9.499cm">
          <text:p/>
        </draw:line>
        <draw:line draw:style-name="gr1" draw:text-style-name="P1" draw:layer="layout" svg:x1="18.243cm" svg:y1="9cm" svg:x2="17.993cm" svg:y2="9.403cm">
          <text:p/>
        </draw:line>
        <draw:line draw:style-name="gr1" draw:text-style-name="P1" draw:layer="layout" svg:x1="17.993cm" svg:y1="8.597cm" svg:x2="18.244cm" svg:y2="8.999cm">
          <text:p/>
        </draw:line>
        <draw:frame draw:style-name="gr18" draw:text-style-name="P3" draw:layer="layout" svg:width="1.493cm" svg:height="0.887cm" svg:x="13.75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7.24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7.743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13.99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743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14.743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93cm" svg:y1="8.75cm" svg:x2="8.743cm" svg:y2="9.153cm">
          <text:p/>
        </draw:line>
        <draw:line draw:style-name="gr1" draw:text-style-name="P1" draw:layer="layout" svg:x1="8.743cm" svg:y1="6cm" svg:x2="12.743cm" svg:y2="11.25cm">
          <text:p/>
        </draw:line>
        <draw:line draw:style-name="gr1" draw:text-style-name="P1" draw:layer="layout" svg:x1="8.743cm" svg:y1="11.25cm" svg:x2="12.743cm" svg:y2="6cm">
          <text:p/>
        </draw:line>
        <draw:custom-shape draw:style-name="gr11" draw:text-style-name="P2" draw:layer="layout" svg:width="4.5cm" svg:height="6cm" svg:x="8.493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743cm" svg:y1="9.097cm" svg:x2="8.994cm" svg:y2="9.499cm">
          <text:p/>
        </draw:line>
        <draw:line draw:style-name="gr1" draw:text-style-name="P1" draw:layer="layout" svg:x1="12.743cm" svg:y1="9cm" svg:x2="12.493cm" svg:y2="9.403cm">
          <text:p/>
        </draw:line>
        <draw:line draw:style-name="gr1" draw:text-style-name="P1" draw:layer="layout" svg:x1="12.493cm" svg:y1="8.597cm" svg:x2="12.744cm" svg:y2="8.999cm">
          <text:p/>
        </draw:line>
        <draw:frame draw:style-name="gr18" draw:text-style-name="P3" draw:layer="layout" svg:width="1.493cm" svg:height="0.887cm" svg:x="8.25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1.74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2.243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8.49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1.243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9.243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243cm" svg:y1="16.5cm" svg:x2="2.993cm" svg:y2="16.903cm">
          <text:p/>
        </draw:line>
        <draw:line draw:style-name="gr1" draw:text-style-name="P1" draw:layer="layout" svg:x1="2.993cm" svg:y1="13.75cm" svg:x2="6.993cm" svg:y2="19cm">
          <text:p/>
        </draw:line>
        <draw:line draw:style-name="gr1" draw:text-style-name="P1" draw:layer="layout" svg:x1="2.993cm" svg:y1="19cm" svg:x2="6.993cm" svg:y2="13.75cm">
          <text:p/>
        </draw:line>
        <draw:custom-shape draw:style-name="gr11" draw:text-style-name="P2" draw:layer="layout" svg:width="4.5cm" svg:height="6cm" svg:x="2.743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993cm" svg:y1="16.847cm" svg:x2="3.244cm" svg:y2="17.249cm">
          <text:p/>
        </draw:line>
        <draw:line draw:style-name="gr1" draw:text-style-name="P1" draw:layer="layout" svg:x1="6.993cm" svg:y1="16.75cm" svg:x2="6.743cm" svg:y2="17.153cm">
          <text:p/>
        </draw:line>
        <draw:line draw:style-name="gr1" draw:text-style-name="P1" draw:layer="layout" svg:x1="6.743cm" svg:y1="16.347cm" svg:x2="6.994cm" svg:y2="16.749cm">
          <text:p/>
        </draw:line>
        <draw:frame draw:style-name="gr15" draw:text-style-name="P3" draw:layer="layout" svg:width="1.493cm" svg:height="0.887cm" svg:x="2.5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5.993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493cm" svg:y="1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2.743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4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9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4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9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.493cm" svg:y="18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3.493cm" svg:y="18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86cm" svg:y1="16.5cm" svg:x2="14.236cm" svg:y2="16.903cm">
          <text:p/>
        </draw:line>
        <draw:line draw:style-name="gr1" draw:text-style-name="P1" draw:layer="layout" svg:x1="14.236cm" svg:y1="13.75cm" svg:x2="18.236cm" svg:y2="19cm">
          <text:p/>
        </draw:line>
        <draw:line draw:style-name="gr1" draw:text-style-name="P1" draw:layer="layout" svg:x1="14.236cm" svg:y1="19cm" svg:x2="18.236cm" svg:y2="13.75cm">
          <text:p/>
        </draw:line>
        <draw:custom-shape draw:style-name="gr11" draw:text-style-name="P2" draw:layer="layout" svg:width="4.5cm" svg:height="6cm" svg:x="13.986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36cm" svg:y1="16.847cm" svg:x2="14.487cm" svg:y2="17.249cm">
          <text:p/>
        </draw:line>
        <draw:line draw:style-name="gr1" draw:text-style-name="P1" draw:layer="layout" svg:x1="18.236cm" svg:y1="16.75cm" svg:x2="17.986cm" svg:y2="17.153cm">
          <text:p/>
        </draw:line>
        <draw:line draw:style-name="gr1" draw:text-style-name="P1" draw:layer="layout" svg:x1="17.986cm" svg:y1="16.347cm" svg:x2="18.237cm" svg:y2="16.749cm">
          <text:p/>
        </draw:line>
        <draw:frame draw:style-name="gr18" draw:text-style-name="P3" draw:layer="layout" svg:width="1.493cm" svg:height="0.887cm" svg:x="13.743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7.236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7.736cm" svg:y="1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13.98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736cm" svg:y="18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14.736cm" svg:y="18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86cm" svg:y1="16.5cm" svg:x2="8.736cm" svg:y2="16.903cm">
          <text:p/>
        </draw:line>
        <draw:line draw:style-name="gr1" draw:text-style-name="P1" draw:layer="layout" svg:x1="8.736cm" svg:y1="13.75cm" svg:x2="12.736cm" svg:y2="19cm">
          <text:p/>
        </draw:line>
        <draw:line draw:style-name="gr1" draw:text-style-name="P1" draw:layer="layout" svg:x1="8.736cm" svg:y1="19cm" svg:x2="12.736cm" svg:y2="13.75cm">
          <text:p/>
        </draw:line>
        <draw:custom-shape draw:style-name="gr11" draw:text-style-name="P2" draw:layer="layout" svg:width="4.5cm" svg:height="6cm" svg:x="8.486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736cm" svg:y1="16.847cm" svg:x2="8.987cm" svg:y2="17.249cm">
          <text:p/>
        </draw:line>
        <draw:line draw:style-name="gr1" draw:text-style-name="P1" draw:layer="layout" svg:x1="12.736cm" svg:y1="16.75cm" svg:x2="12.486cm" svg:y2="17.153cm">
          <text:p/>
        </draw:line>
        <draw:line draw:style-name="gr1" draw:text-style-name="P1" draw:layer="layout" svg:x1="12.486cm" svg:y1="16.347cm" svg:x2="12.737cm" svg:y2="16.749cm">
          <text:p/>
        </draw:line>
        <draw:frame draw:style-name="gr18" draw:text-style-name="P3" draw:layer="layout" svg:width="1.493cm" svg:height="0.887cm" svg:x="8.243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1.736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2.236cm" svg:y="1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5cm" svg:height="1.25cm" svg:x="8.48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1.236cm" svg:y="18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25cm" svg:height="0.25cm" svg:x="9.236cm" svg:y="18.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line draw:style-name="gr1" draw:text-style-name="P1" draw:layer="layout" svg:x1="1.498cm" svg:y1="21.75cm" svg:x2="1.248cm" svg:y2="22.082cm">
          <text:p/>
        </draw:lin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1.5cm" svg:y1="3cm" svg:x2="6.5cm" svg:y2="10.5cm">
          <text:p/>
        </draw:line>
        <draw:line draw:style-name="gr1" draw:text-style-name="P1" draw:layer="layout" svg:x1="1.5cm" svg:y1="10.5cm" svg:x2="6.5cm" svg:y2="2.75cm">
          <text:p/>
        </draw:line>
        <draw:line draw:style-name="gr1" draw:text-style-name="P1" draw:layer="layout" svg:x1="1cm" svg:y1="24.75cm" svg:x2="20cm" svg:y2="24.75cm">
          <text:p/>
        </draw:line>
        <draw:frame draw:style-name="gr9" draw:text-style-name="P3" draw:layer="layout" svg:width="2.25cm" svg:height="0.887cm" svg:x="16cm" svg:y="26.5cm">
          <draw:text-box>
            <text:p>Mapa do site</text:p>
          </draw:text-box>
        </draw:frame>
        <draw:frame draw:style-name="gr6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6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0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custom-shape draw:style-name="gr19" draw:text-style-name="P2" draw:layer="layout" svg:width="5.5cm" svg:height="8.25cm" svg:x="1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248cm" svg:y1="22.036cm" svg:x2="1.499cm" svg:y2="22.367cm">
          <text:p/>
        </draw:line>
        <draw:line draw:style-name="gr1" draw:text-style-name="P1" draw:layer="layout" svg:x1="19.75cm" svg:y1="21.668cm" svg:x2="19.5cm" svg:y2="22cm">
          <text:p/>
        </draw:line>
        <draw:line draw:style-name="gr1" draw:text-style-name="P1" draw:layer="layout" svg:x1="19.498cm" svg:y1="21.383cm" svg:x2="19.749cm" svg:y2="21.714cm">
          <text:p/>
        </draw:line>
        <draw:frame draw:style-name="gr15" draw:text-style-name="P3" draw:layer="layout" svg:width="4.5cm" svg:height="0.887cm" svg:x="14.25cm" svg:y="3.25cm">
          <draw:text-box>
            <text:p>Preço</text:p>
            <text:p>Formas de pagamento</text:p>
          </draw:text-box>
        </draw:frame>
        <draw:custom-shape draw:style-name="gr2" draw:text-style-name="P2" draw:layer="layout" svg:width="0.25cm" svg:height="0.25cm" svg:x="14.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4.75cm" svg:y="8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4.2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5cm" svg:y="7.819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75cm" svg:height="0.569cm" svg:x="14cm" svg:y="7.25cm">
          <draw:text-box>
            <text:p>Tamanhos</text:p>
          </draw:text-box>
        </draw:frame>
        <draw:frame draw:style-name="gr14" draw:text-style-name="P3" draw:layer="layout" svg:width="2.75cm" svg:height="0.569cm" svg:x="14cm" svg:y="8.25cm">
          <draw:text-box>
            <text:p>Cores</text:p>
          </draw:text-box>
        </draw:frame>
        <draw:custom-shape draw:style-name="gr2" draw:text-style-name="P2" draw:layer="layout" svg:width="0.25cm" svg:height="0.25cm" svg:x="15.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5.75cm" svg:y="8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2.5cm" svg:height="0.75cm" svg:x="15.75cm" svg:y="2.5cm">
          <draw:text-box>
            <text:p>Produto</text:p>
          </draw:text-box>
        </draw:frame>
        <draw:line draw:style-name="gr1" draw:text-style-name="P1" draw:layer="layout" svg:x1="7.75cm" svg:y1="3cm" svg:x2="12.75cm" svg:y2="10.5cm">
          <text:p/>
        </draw:line>
        <draw:line draw:style-name="gr1" draw:text-style-name="P1" draw:layer="layout" svg:x1="7.75cm" svg:y1="10.5cm" svg:x2="12.75cm" svg:y2="2.75cm">
          <text:p/>
        </draw:line>
        <draw:custom-shape draw:style-name="gr19" draw:text-style-name="P2" draw:layer="layout" svg:width="5.5cm" svg:height="8.25cm" svg:x="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3cm" svg:x2="6.5cm" svg:y2="10.5cm">
          <text:p/>
        </draw:line>
        <draw:line draw:style-name="gr1" draw:text-style-name="P1" draw:layer="layout" svg:x1="1.5cm" svg:y1="10.5cm" svg:x2="6.5cm" svg:y2="2.75cm">
          <text:p/>
        </draw:line>
        <draw:custom-shape draw:style-name="gr19" draw:text-style-name="P2" draw:layer="layout" svg:width="5.5cm" svg:height="8.25cm" svg:x="1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3cm" svg:x2="12.75cm" svg:y2="10.5cm">
          <text:p/>
        </draw:line>
        <draw:line draw:style-name="gr1" draw:text-style-name="P1" draw:layer="layout" svg:x1="7.75cm" svg:y1="10.5cm" svg:x2="12.75cm" svg:y2="2.75cm">
          <text:p/>
        </draw:line>
        <draw:custom-shape draw:style-name="gr19" draw:text-style-name="P2" draw:layer="layout" svg:width="5.5cm" svg:height="8.25cm" svg:x="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11.5cm" svg:x2="6.5cm" svg:y2="19cm">
          <text:p/>
        </draw:line>
        <draw:line draw:style-name="gr1" draw:text-style-name="P1" draw:layer="layout" svg:x1="1.5cm" svg:y1="19cm" svg:x2="6.5cm" svg:y2="11.25cm">
          <text:p/>
        </draw:line>
        <draw:custom-shape draw:style-name="gr19" draw:text-style-name="P2" draw:layer="layout" svg:width="5.5cm" svg:height="8.25cm" svg:x="1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11.5cm" svg:x2="12.75cm" svg:y2="19cm">
          <text:p/>
        </draw:line>
        <draw:line draw:style-name="gr1" draw:text-style-name="P1" draw:layer="layout" svg:x1="7.75cm" svg:y1="19cm" svg:x2="12.75cm" svg:y2="11.25cm">
          <text:p/>
        </draw:line>
        <draw:custom-shape draw:style-name="gr19" draw:text-style-name="P2" draw:layer="layout" svg:width="5.5cm" svg:height="8.25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11.5cm" svg:x2="6.5cm" svg:y2="19cm">
          <text:p/>
        </draw:line>
        <draw:line draw:style-name="gr1" draw:text-style-name="P1" draw:layer="layout" svg:x1="1.5cm" svg:y1="19cm" svg:x2="6.5cm" svg:y2="11.25cm">
          <text:p/>
        </draw:line>
        <draw:custom-shape draw:style-name="gr19" draw:text-style-name="P2" draw:layer="layout" svg:width="5.5cm" svg:height="8.25cm" svg:x="1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11.5cm" svg:x2="12.75cm" svg:y2="19cm">
          <text:p/>
        </draw:line>
        <draw:line draw:style-name="gr1" draw:text-style-name="P1" draw:layer="layout" svg:x1="7.75cm" svg:y1="19cm" svg:x2="12.75cm" svg:y2="11.25cm">
          <text:p/>
        </draw:line>
        <draw:custom-shape draw:style-name="gr19" draw:text-style-name="P2" draw:layer="layout" svg:width="5.5cm" svg:height="8.25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893cm" svg:y1="20.667cm" svg:x2="4.757cm" svg:y2="23.167cm">
          <text:p/>
        </draw:line>
        <draw:line draw:style-name="gr1" draw:text-style-name="P1" draw:layer="layout" svg:x1="1.893cm" svg:y1="23.166cm" svg:x2="4.757cm" svg:y2="20.583cm">
          <text:p/>
        </draw:line>
        <draw:custom-shape draw:style-name="gr21" draw:text-style-name="P2" draw:layer="layout" svg:width="3.15cm" svg:height="2.75cm" svg:x="1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893cm" svg:y1="20.667cm" svg:x2="4.757cm" svg:y2="23.167cm">
          <text:p/>
        </draw:line>
        <draw:line draw:style-name="gr1" draw:text-style-name="P1" draw:layer="layout" svg:x1="1.893cm" svg:y1="23.166cm" svg:x2="4.757cm" svg:y2="20.583cm">
          <text:p/>
        </draw:line>
        <draw:custom-shape draw:style-name="gr21" draw:text-style-name="P2" draw:layer="layout" svg:width="3.15cm" svg:height="2.75cm" svg:x="1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12cm" svg:height="0.887cm" svg:x="1.75cm" svg:y="19.75cm">
          <draw:text-box>
            <text:p>Você também pode gostar e quem comprou também levou <text:s/>(essa estrutura x 2)</text:p>
          </draw:text-box>
        </draw:frame>
        <draw:line draw:style-name="gr1" draw:text-style-name="P1" draw:layer="layout" svg:x1="5.493cm" svg:y1="20.667cm" svg:x2="8.357cm" svg:y2="23.167cm">
          <text:p/>
        </draw:line>
        <draw:line draw:style-name="gr1" draw:text-style-name="P1" draw:layer="layout" svg:x1="5.493cm" svg:y1="23.166cm" svg:x2="8.357cm" svg:y2="20.583cm">
          <text:p/>
        </draw:line>
        <draw:custom-shape draw:style-name="gr21" draw:text-style-name="P2" draw:layer="layout" svg:width="3.15cm" svg:height="2.75cm" svg:x="5.3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493cm" svg:y1="20.667cm" svg:x2="8.357cm" svg:y2="23.167cm">
          <text:p/>
        </draw:line>
        <draw:line draw:style-name="gr1" draw:text-style-name="P1" draw:layer="layout" svg:x1="5.493cm" svg:y1="23.166cm" svg:x2="8.357cm" svg:y2="20.583cm">
          <text:p/>
        </draw:line>
        <draw:custom-shape draw:style-name="gr21" draw:text-style-name="P2" draw:layer="layout" svg:width="3.15cm" svg:height="2.75cm" svg:x="5.3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143cm" svg:y1="20.667cm" svg:x2="12.007cm" svg:y2="23.167cm">
          <text:p/>
        </draw:line>
        <draw:line draw:style-name="gr1" draw:text-style-name="P1" draw:layer="layout" svg:x1="9.143cm" svg:y1="23.166cm" svg:x2="12.007cm" svg:y2="20.583cm">
          <text:p/>
        </draw:line>
        <draw:custom-shape draw:style-name="gr21" draw:text-style-name="P2" draw:layer="layout" svg:width="3.15cm" svg:height="2.75cm" svg:x="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143cm" svg:y1="20.667cm" svg:x2="12.007cm" svg:y2="23.167cm">
          <text:p/>
        </draw:line>
        <draw:line draw:style-name="gr1" draw:text-style-name="P1" draw:layer="layout" svg:x1="9.143cm" svg:y1="23.166cm" svg:x2="12.007cm" svg:y2="20.583cm">
          <text:p/>
        </draw:line>
        <draw:custom-shape draw:style-name="gr21" draw:text-style-name="P2" draw:layer="layout" svg:width="3.15cm" svg:height="2.75cm" svg:x="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43cm" svg:y1="20.667cm" svg:x2="15.607cm" svg:y2="23.167cm">
          <text:p/>
        </draw:line>
        <draw:line draw:style-name="gr1" draw:text-style-name="P1" draw:layer="layout" svg:x1="12.743cm" svg:y1="23.166cm" svg:x2="15.607cm" svg:y2="20.583cm">
          <text:p/>
        </draw:line>
        <draw:custom-shape draw:style-name="gr21" draw:text-style-name="P2" draw:layer="layout" svg:width="3.15cm" svg:height="2.75cm" svg:x="12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43cm" svg:y1="20.667cm" svg:x2="15.607cm" svg:y2="23.167cm">
          <text:p/>
        </draw:line>
        <draw:line draw:style-name="gr1" draw:text-style-name="P1" draw:layer="layout" svg:x1="12.743cm" svg:y1="23.166cm" svg:x2="15.607cm" svg:y2="20.583cm">
          <text:p/>
        </draw:line>
        <draw:custom-shape draw:style-name="gr21" draw:text-style-name="P2" draw:layer="layout" svg:width="3.15cm" svg:height="2.75cm" svg:x="12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143cm" svg:y1="20.667cm" svg:x2="19.007cm" svg:y2="23.167cm">
          <text:p/>
        </draw:line>
        <draw:line draw:style-name="gr1" draw:text-style-name="P1" draw:layer="layout" svg:x1="16.143cm" svg:y1="23.166cm" svg:x2="19.007cm" svg:y2="20.583cm">
          <text:p/>
        </draw:line>
        <draw:custom-shape draw:style-name="gr21" draw:text-style-name="P2" draw:layer="layout" svg:width="3.15cm" svg:height="2.75cm" svg:x="1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143cm" svg:y1="20.667cm" svg:x2="19.007cm" svg:y2="23.167cm">
          <text:p/>
        </draw:line>
        <draw:line draw:style-name="gr1" draw:text-style-name="P1" draw:layer="layout" svg:x1="16.143cm" svg:y1="23.166cm" svg:x2="19.007cm" svg:y2="20.583cm">
          <text:p/>
        </draw:line>
        <draw:custom-shape draw:style-name="gr21" draw:text-style-name="P2" draw:layer="layout" svg:width="3.15cm" svg:height="2.75cm" svg:x="1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.25cm" svg:y1="4.75cm" svg:x2="18.75cm" svg:y2="4.75cm">
          <text:p/>
        </draw:line>
        <draw:line draw:style-name="gr1" draw:text-style-name="P1" draw:layer="layout" svg:x1="14.25cm" svg:y1="5.75cm" svg:x2="18.75cm" svg:y2="5.75cm">
          <text:p/>
        </draw:line>
        <draw:line draw:style-name="gr1" draw:text-style-name="P1" draw:layer="layout" svg:x1="14.25cm" svg:y1="6.75cm" svg:x2="18.75cm" svg:y2="6.75cm">
          <text:p/>
        </draw:line>
        <draw:line draw:style-name="gr1" draw:text-style-name="P1" draw:layer="layout" svg:x1="14.25cm" svg:y1="5.25cm" svg:x2="18.75cm" svg:y2="5.25cm">
          <text:p/>
        </draw:line>
        <draw:line draw:style-name="gr1" draw:text-style-name="P1" draw:layer="layout" svg:x1="14.25cm" svg:y1="6.25cm" svg:x2="18.75cm" svg:y2="6.25cm">
          <text:p/>
        </draw:line>
        <draw:frame draw:style-name="gr14" draw:text-style-name="P3" draw:layer="layout" svg:width="2.75cm" svg:height="0.569cm" svg:x="14cm" svg:y="4.25cm">
          <draw:text-box>
            <text:p>Descrição</text:p>
          </draw:text-box>
        </draw:frame>
        <draw:custom-shape draw:style-name="gr22" draw:text-style-name="P2" draw:layer="layout" svg:width="3.75cm" svg:height="1cm" svg:x="14.5cm" svg:y="9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cm" svg:height="0.569cm" svg:x="15.5cm" svg:y="10cm">
          <draw:text-box>
            <text:p>Comprar</text:p>
          </draw:text-box>
        </draw:frame>
        <draw:frame draw:style-name="gr6" draw:text-style-name="P3" draw:layer="layout" svg:width="1.75cm" svg:height="0.569cm" svg:x="14.5cm" svg:y="11.5cm">
          <draw:text-box>
            <text:p>Frete</text:p>
          </draw:text-box>
        </draw:frame>
        <draw:custom-shape draw:style-name="gr2" draw:text-style-name="P2" draw:layer="layout" svg:width="0.25cm" svg:height="0.25cm" draw:transform="rotate (-1.5707963267949) translate (15cm 12.7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draw:transform="rotate (-1.5707963267949) translate (15cm 12.2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cm" svg:y1="12.5cm" svg:x2="18.25cm" svg:y2="12.5cm">
          <text:p/>
        </draw:line>
        <draw:line draw:style-name="gr1" draw:text-style-name="P1" draw:layer="layout" svg:x1="15.5cm" svg:y1="13cm" svg:x2="18.25cm" svg:y2="13cm">
          <text:p/>
        </draw:line>
        <draw:frame draw:style-name="gr6" draw:text-style-name="P3" draw:layer="layout" svg:width="3.75cm" svg:height="0.569cm" svg:x="14.25cm" svg:y="17cm">
          <draw:text-box>
            <text:p>Composição</text:p>
          </draw:text-box>
        </draw:frame>
        <draw:line draw:style-name="gr1" draw:text-style-name="P1" draw:layer="layout" svg:x1="14.5cm" svg:y1="18cm" svg:x2="19cm" svg:y2="18cm">
          <text:p/>
        </draw:line>
        <draw:line draw:style-name="gr1" draw:text-style-name="P1" draw:layer="layout" svg:x1="14.5cm" svg:y1="18.5cm" svg:x2="19cm" svg:y2="18.5cm">
          <text:p/>
        </draw:line>
        <draw:frame draw:style-name="gr6" draw:text-style-name="P3" draw:layer="layout" svg:width="4.25cm" svg:height="0.569cm" svg:x="14.5cm" svg:y="14.5cm">
          <draw:text-box>
            <text:p>Troca e devolução</text:p>
          </draw:text-box>
        </draw:frame>
        <draw:line draw:style-name="gr1" draw:text-style-name="P1" draw:layer="layout" svg:x1="14.5cm" svg:y1="15.5cm" svg:x2="19cm" svg:y2="15.5cm">
          <text:p/>
        </draw:line>
        <draw:line draw:style-name="gr1" draw:text-style-name="P1" draw:layer="layout" svg:x1="14.5cm" svg:y1="16cm" svg:x2="19cm" svg:y2="16cm">
          <text:p/>
        </draw:line>
      </draw:page>
      <draw:page draw:name="page4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9" draw:text-style-name="P3" draw:layer="layout" svg:width="2.25cm" svg:height="0.887cm" svg:x="16cm" svg:y="26.5cm">
          <draw:text-box>
            <text:p>Mapa do site</text:p>
          </draw:text-box>
        </draw:frame>
        <draw:frame draw:style-name="gr6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6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0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frame draw:style-name="gr23" draw:text-style-name="P3" draw:layer="layout" svg:width="2.75cm" svg:height="0.569cm" svg:x="7cm" svg:y="4.25cm">
          <draw:text-box>
            <text:p>Preço</text:p>
          </draw:text-box>
        </draw:frame>
        <draw:custom-shape draw:style-name="gr24" draw:text-style-name="P2" draw:layer="layout" svg:width="0.785cm" svg:height="0.75cm" svg:x="7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86cm" svg:height="0.75cm" svg:x="8.571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6.25cm" svg:height="0.569cm" svg:x="2.25cm" svg:y="14.5cm">
          <draw:text-box>
            <text:p>Cupom de desconto</text:p>
          </draw:text-box>
        </draw:frame>
        <draw:frame draw:style-name="gr14" draw:text-style-name="P3" draw:layer="layout" svg:width="2.75cm" svg:height="0.569cm" svg:x="8.5cm" svg:y="18.681cm">
          <draw:text-box>
            <text:p>Finalizar Pedido</text:p>
          </draw:text-box>
        </draw:frame>
        <draw:custom-shape draw:style-name="gr25" draw:text-style-name="P2" draw:layer="layout" svg:width="0.786cm" svg:height="0.75cm" svg:x="10.14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2.5cm" svg:height="0.569cm" svg:x="7cm" svg:y="3.75cm">
          <draw:text-box>
            <text:p>Produto</text:p>
          </draw:text-box>
        </draw:frame>
        <draw:line draw:style-name="gr1" draw:text-style-name="P1" draw:layer="layout" svg:x1="1.693cm" svg:y1="8.212cm" svg:x2="5.557cm" svg:y2="11.394cm">
          <text:p/>
        </draw:line>
        <draw:line draw:style-name="gr1" draw:text-style-name="P1" draw:layer="layout" svg:x1="1.693cm" svg:y1="11.394cm" svg:x2="5.557cm" svg:y2="8.106cm">
          <text:p/>
        </draw:line>
        <draw:custom-shape draw:style-name="gr27" draw:text-style-name="P2" draw:layer="layout" svg:width="4.25cm" svg:height="3.5cm" svg:x="1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93cm" svg:y1="3.962cm" svg:x2="5.557cm" svg:y2="7.144cm">
          <text:p/>
        </draw:line>
        <draw:line draw:style-name="gr1" draw:text-style-name="P1" draw:layer="layout" svg:x1="1.693cm" svg:y1="7.144cm" svg:x2="5.557cm" svg:y2="3.856cm">
          <text:p/>
        </draw:line>
        <draw:custom-shape draw:style-name="gr27" draw:text-style-name="P2" draw:layer="layout" svg:width="4.25cm" svg:height="3.5cm" svg:x="1.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93cm" svg:y1="8.212cm" svg:x2="5.557cm" svg:y2="11.394cm">
          <text:p/>
        </draw:line>
        <draw:line draw:style-name="gr1" draw:text-style-name="P1" draw:layer="layout" svg:x1="1.693cm" svg:y1="11.394cm" svg:x2="5.557cm" svg:y2="8.106cm">
          <text:p/>
        </draw:line>
        <draw:custom-shape draw:style-name="gr27" draw:text-style-name="P2" draw:layer="layout" svg:width="4.25cm" svg:height="3.5cm" svg:x="1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93cm" svg:y1="3.962cm" svg:x2="5.557cm" svg:y2="7.144cm">
          <text:p/>
        </draw:line>
        <draw:line draw:style-name="gr1" draw:text-style-name="P1" draw:layer="layout" svg:x1="1.693cm" svg:y1="7.144cm" svg:x2="5.557cm" svg:y2="3.856cm">
          <text:p/>
        </draw:line>
        <draw:custom-shape draw:style-name="gr27" draw:text-style-name="P2" draw:layer="layout" svg:width="4.25cm" svg:height="3.5cm" svg:x="1.5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2.75cm" svg:height="0.569cm" svg:x="2.25cm" svg:y="13.681cm">
          <draw:text-box>
            <text:p>Subtotal</text:p>
          </draw:text-box>
        </draw:frame>
        <draw:frame draw:style-name="gr6" draw:text-style-name="P3" draw:layer="layout" svg:width="4.25cm" svg:height="0.569cm" svg:x="2.25cm" svg:y="15.431cm">
          <draw:text-box>
            <text:p>CEP de entrega</text:p>
          </draw:text-box>
        </draw:frame>
        <draw:frame draw:style-name="gr6" draw:text-style-name="P5" draw:layer="layout" svg:width="12.25cm" svg:height="0.569cm" svg:x="1.5cm" svg:y="2.75cm">
          <draw:text-box>
            <text:p>Meu carrinho <text:s text:c="3"/><text:tab/><text:tab/><text:tab/><text:tab/><text:tab/><text:tab/><text:tab/>(x produtos)</text:p>
          </draw:text-box>
        </draw:frame>
        <draw:frame draw:style-name="gr6" draw:text-style-name="P5" draw:layer="layout" svg:width="1cm" svg:height="0.569cm" svg:x="7cm" svg:y="5.431cm">
          <draw:text-box>
            <text:p>Cor</text:p>
          </draw:text-box>
        </draw:frame>
        <draw:frame draw:style-name="gr28" draw:text-style-name="P5" draw:layer="layout" svg:width="1.5cm" svg:height="0.569cm" svg:x="8.5cm" svg:y="5.431cm">
          <draw:text-box>
            <text:p>Tam</text:p>
          </draw:text-box>
        </draw:frame>
        <draw:frame draw:style-name="gr29" draw:text-style-name="P5" draw:layer="layout" svg:width="1.25cm" svg:height="0.569cm" svg:x="10cm" svg:y="5.431cm">
          <draw:text-box>
            <text:p>Qtd</text:p>
          </draw:text-box>
        </draw:frame>
        <draw:custom-shape draw:style-name="gr30" draw:text-style-name="P2" draw:layer="layout" svg:width="0.5cm" svg:height="0.5cm" svg:x="13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75cm" svg:height="0.569cm" svg:x="13.25cm" svg:y="4cm">
          <draw:text-box>
            <text:p>x</text:p>
          </draw:text-box>
        </draw:frame>
        <draw:frame draw:style-name="gr23" draw:text-style-name="P3" draw:layer="layout" svg:width="2.75cm" svg:height="0.569cm" svg:x="7cm" svg:y="8.75cm">
          <draw:text-box>
            <text:p>Preço</text:p>
          </draw:text-box>
        </draw:frame>
        <draw:custom-shape draw:style-name="gr24" draw:text-style-name="P2" draw:layer="layout" svg:width="0.785cm" svg:height="0.75cm" svg:x="7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86cm" svg:height="0.75cm" svg:x="8.571cm" svg:y="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86cm" svg:height="0.75cm" svg:x="10.143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2.5cm" svg:height="0.569cm" svg:x="7cm" svg:y="8.25cm">
          <draw:text-box>
            <text:p>Produto</text:p>
          </draw:text-box>
        </draw:frame>
        <draw:frame draw:style-name="gr6" draw:text-style-name="P5" draw:layer="layout" svg:width="1cm" svg:height="0.569cm" svg:x="7cm" svg:y="9.931cm">
          <draw:text-box>
            <text:p>Cor</text:p>
          </draw:text-box>
        </draw:frame>
        <draw:frame draw:style-name="gr28" draw:text-style-name="P5" draw:layer="layout" svg:width="1.5cm" svg:height="0.569cm" svg:x="8.5cm" svg:y="9.931cm">
          <draw:text-box>
            <text:p>Tam</text:p>
          </draw:text-box>
        </draw:frame>
        <draw:frame draw:style-name="gr29" draw:text-style-name="P5" draw:layer="layout" svg:width="1.25cm" svg:height="0.569cm" svg:x="10cm" svg:y="9.931cm">
          <draw:text-box>
            <text:p>Qtd</text:p>
          </draw:text-box>
        </draw:frame>
        <draw:custom-shape draw:style-name="gr30" draw:text-style-name="P2" draw:layer="layout" svg:width="0.5cm" svg:height="0.5cm" svg:x="13.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75cm" svg:height="0.569cm" svg:x="13.25cm" svg:y="8.5cm">
          <draw:text-box>
            <text:p>x</text:p>
          </draw:text-box>
        </draw:frame>
        <draw:custom-shape draw:style-name="gr12" draw:text-style-name="P2" draw:layer="layout" svg:width="3cm" svg:height="0.75cm" svg:x="8.25cm" svg:y="18.7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75cm" svg:height="0.569cm" svg:x="2.25cm" svg:y="16.5cm">
          <draw:text-box>
            <text:p>Total</text:p>
          </draw:text-box>
        </draw:frame>
        <draw:line draw:style-name="gr1" draw:text-style-name="P1" draw:layer="layout" svg:x1="16.75cm" svg:y1="13.75cm" svg:x2="18.75cm" svg:y2="13.75cm">
          <text:p/>
        </draw:line>
        <draw:line draw:style-name="gr1" draw:text-style-name="P1" draw:layer="layout" svg:x1="16.75cm" svg:y1="16.75cm" svg:x2="18.75cm" svg:y2="16.75cm">
          <text:p/>
        </draw:line>
      </draw:page>
      <draw:page draw:name="page5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9" draw:text-style-name="P3" draw:layer="layout" svg:width="2.25cm" svg:height="0.887cm" svg:x="16cm" svg:y="26.5cm">
          <draw:text-box>
            <text:p>Mapa do site</text:p>
          </draw:text-box>
        </draw:frame>
        <draw:frame draw:style-name="gr6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6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0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frame draw:style-name="gr15" draw:text-style-name="P3" draw:layer="layout" svg:width="4.5cm" svg:height="0.887cm" svg:x="4.5cm" svg:y="4.75cm">
          <draw:text-box>
            <text:p>E-mail</text:p>
          </draw:text-box>
        </draw:frame>
        <draw:frame draw:style-name="gr20" draw:text-style-name="P3" draw:layer="layout" svg:width="3cm" svg:height="0.75cm" svg:x="8.25cm" svg:y="3.25cm">
          <draw:text-box>
            <text:p>Cadastre-se</text:p>
          </draw:text-box>
        </draw:frame>
        <draw:custom-shape draw:style-name="gr31" draw:text-style-name="P2" draw:layer="layout" svg:width="5.75cm" svg:height="0.5cm" svg:x="8cm" svg:y="4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5cm" svg:height="0.75cm" svg:x="7.75cm" svg:y="7.75cm">
          <draw:text-box>
            <text:p>Finalizar cadastro</text:p>
          </draw:text-box>
        </draw:frame>
        <draw:custom-shape draw:style-name="gr3" draw:text-style-name="P2" draw:layer="layout" svg:width="3.5cm" svg:height="0.75cm" svg:x="7.5cm" svg:y="7.75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5cm" svg:height="0.569cm" svg:x="4.75cm" svg:y="11.25cm">
          <draw:text-box>
            <text:p>Login</text:p>
          </draw:text-box>
        </draw:frame>
        <draw:custom-shape draw:style-name="gr31" draw:text-style-name="P2" draw:layer="layout" svg:width="5.75cm" svg:height="0.5cm" svg:x="8.25cm" svg:y="11.25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5cm" svg:height="0.887cm" svg:x="4.75cm" svg:y="12.113cm">
          <draw:text-box>
            <text:p>Senha</text:p>
          </draw:text-box>
        </draw:frame>
        <draw:custom-shape draw:style-name="gr31" draw:text-style-name="P2" draw:layer="layout" svg:width="5.75cm" svg:height="0.5cm" svg:x="8.25cm" svg:y="12.113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5cm" svg:height="0.569cm" svg:x="4.5cm" svg:y="5.5cm">
          <draw:text-box>
            <text:p>Confirmação de e-mail</text:p>
          </draw:text-box>
        </draw:frame>
        <draw:custom-shape draw:style-name="gr31" draw:text-style-name="P2" draw:layer="layout" svg:width="5.75cm" svg:height="0.5cm" svg:x="8cm" svg:y="5.5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5cm" svg:height="0.887cm" svg:x="4.5cm" svg:y="6.363cm">
          <draw:text-box>
            <text:p>Senha</text:p>
          </draw:text-box>
        </draw:frame>
        <draw:custom-shape draw:style-name="gr31" draw:text-style-name="P2" draw:layer="layout" svg:width="5.75cm" svg:height="0.5cm" svg:x="8cm" svg:y="6.3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5cm" svg:height="0.75cm" svg:x="7.25cm" svg:y="13.75cm">
          <draw:text-box>
            <text:p>Fazer login</text:p>
          </draw:text-box>
        </draw:frame>
        <draw:custom-shape draw:style-name="gr3" draw:text-style-name="P2" draw:layer="layout" svg:width="3.5cm" svg:height="0.75cm" svg:x="7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cm" svg:height="0.75cm" svg:x="8.25cm" svg:y="9.75cm">
          <draw:text-box>
            <text:p>Faça Logi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2-11-05T10:23:35.972624582</meta:creation-date>
    <dc:date>2022-11-06T13:01:26.916612110</dc:date>
    <meta:editing-duration>PT3H9M12S</meta:editing-duration>
    <meta:editing-cycles>5</meta:editing-cycles>
    <meta:generator>LibreOffice/7.4.2.3$Linux_X86_64 LibreOffice_project/382eef1f22670f7f4118c8c2dd222ec7ad009daf</meta:generator>
    <meta:document-statistic meta:object-count="405"/>
  </office:meta>
</office:document-meta>
</file>